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3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1-10-10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1-10-12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22-10-13</text:p>
          </table:table-cell>
          <table:table-cell table:style-name="Default"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6590)" xlink:type="simple">Abovyan</text:a>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Աբովյան</text:p>
          </table:table-cell>
          <table:table-cell office:value-type="float" office:value="38386" calcext:value-type="float">
            <text:p>38386</text:p>
          </table:table-cell>
          <table:table-cell office:value-type="float" office:value="58671" calcext:value-type="float">
            <text:p>58671</text:p>
          </table:table-cell>
          <table:table-cell office:value-type="float" office:value="44569" calcext:value-type="float">
            <text:p>44569</text:p>
          </table:table-cell>
          <table:table-cell office:value-type="float" office:value="43495" calcext:value-type="float">
            <text:p>43495</text:p>
          </table:table-cell>
          <table:table-cell office:value-type="float" office:value="46434" calcext:value-type="float">
            <text:p>46434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22)" xlink:type="simple">Agarak</text:a>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Ագարակ</text:p>
          </table:table-cell>
          <table:table-cell office:value-type="float" office:value="4073" calcext:value-type="float">
            <text:p>4073</text:p>
          </table:table-cell>
          <table:table-cell office:value-type="float" office:value="5540" calcext:value-type="float">
            <text:p>5540</text:p>
          </table:table-cell>
          <table:table-cell office:value-type="float" office:value="4801" calcext:value-type="float">
            <text:p>4801</text:p>
          </table:table-cell>
          <table:table-cell office:value-type="float" office:value="4429" calcext:value-type="float">
            <text:p>4429</text:p>
          </table:table-cell>
          <table:table-cell office:value-type="float" office:value="3210" calcext:value-type="float">
            <text:p>3210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17)" xlink:type="simple">Akhtala</text:a>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Ախթալա</text:p>
          </table:table-cell>
          <table:table-cell office:value-type="float" office:value="3342" calcext:value-type="float">
            <text:p>3342</text:p>
          </table:table-cell>
          <table:table-cell office:value-type="float" office:value="3445" calcext:value-type="float">
            <text:p>3445</text:p>
          </table:table-cell>
          <table:table-cell office:value-type="float" office:value="2435" calcext:value-type="float">
            <text:p>2435</text:p>
          </table:table-cell>
          <table:table-cell office:value-type="float" office:value="2092" calcext:value-type="float">
            <text:p>2092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1882)" xlink:type="simple">Alaverdi</text:a>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Ալավերդի</text:p>
          </table:table-cell>
          <table:table-cell office:value-type="float" office:value="22474" calcext:value-type="float">
            <text:p>22474</text:p>
          </table:table-cell>
          <table:table-cell office:value-type="float" office:value="26267" calcext:value-type="float">
            <text:p>26267</text:p>
          </table:table-cell>
          <table:table-cell office:value-type="float" office:value="16641" calcext:value-type="float">
            <text:p>16641</text:p>
          </table:table-cell>
          <table:table-cell office:value-type="float" office:value="13343" calcext:value-type="float">
            <text:p>13343</text:p>
          </table:table-cell>
          <table:table-cell office:value-type="float" office:value="12152" calcext:value-type="float">
            <text:p>12152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13)" xlink:type="simple">Aparan</text:a>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Ապարան</text:p>
          </table:table-cell>
          <table:table-cell office:value-type="float" office:value="5990" calcext:value-type="float">
            <text:p>5990</text:p>
          </table:table-cell>
          <table:table-cell office:value-type="float" office:value="7380" calcext:value-type="float">
            <text:p>7380</text:p>
          </table:table-cell>
          <table:table-cell office:value-type="float" office:value="6614" calcext:value-type="float">
            <text:p>6614</text:p>
          </table:table-cell>
          <table:table-cell office:value-type="float" office:value="6451" calcext:value-type="float">
            <text:p>6451</text:p>
          </table:table-cell>
          <table:table-cell office:value-type="float" office:value="5803" calcext:value-type="float">
            <text:p>5803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1883)" xlink:type="simple">Ararat</text:a>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Արարատ</text:p>
          </table:table-cell>
          <table:table-cell office:value-type="float" office:value="15161" calcext:value-type="float">
            <text:p>15161</text:p>
          </table:table-cell>
          <table:table-cell office:value-type="float" office:value="20105" calcext:value-type="float">
            <text:p>20105</text:p>
          </table:table-cell>
          <table:table-cell office:value-type="float" office:value="20480" calcext:value-type="float">
            <text:p>20480</text:p>
          </table:table-cell>
          <table:table-cell office:value-type="float" office:value="20235" calcext:value-type="float">
            <text:p>20235</text:p>
          </table:table-cell>
          <table:table-cell office:value-type="float" office:value="16592" calcext:value-type="float">
            <text:p>16592</text:p>
          </table:table-cell>
        </table:table-row>
        <table:table-row table:style-name="ro3">
          <table:table-cell office:value-type="string" calcext:value-type="string">
            <text:p/>
          </table:table-cell>
          <table:table-cell office:value-type="string" calcext:value-type="string">
            <text:p><text:a xlink:href="javascript:sym(11889)" xlink:type="simple">Armavir</text:a> (Oktember'an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Արմավիր</text:p>
          </table:table-cell>
          <table:table-cell office:value-type="float" office:value="31431" calcext:value-type="float">
            <text:p>31431</text:p>
          </table:table-cell>
          <table:table-cell office:value-type="float" office:value="46857" calcext:value-type="float">
            <text:p>46857</text:p>
          </table:table-cell>
          <table:table-cell office:value-type="float" office:value="32034" calcext:value-type="float">
            <text:p>32034</text:p>
          </table:table-cell>
          <table:table-cell office:value-type="float" office:value="29319" calcext:value-type="float">
            <text:p>29319</text:p>
          </table:table-cell>
          <table:table-cell office:value-type="float" office:value="27470" calcext:value-type="float">
            <text:p>27470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1884)" xlink:type="simple">Artashat</text:a>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Արտաշատ</text:p>
          </table:table-cell>
          <table:table-cell office:value-type="float" office:value="16753" calcext:value-type="float">
            <text:p>16753</text:p>
          </table:table-cell>
          <table:table-cell office:value-type="float" office:value="32324" calcext:value-type="float">
            <text:p>32324</text:p>
          </table:table-cell>
          <table:table-cell office:value-type="float" office:value="25066" calcext:value-type="float">
            <text:p>25066</text:p>
          </table:table-cell>
          <table:table-cell office:value-type="float" office:value="22269" calcext:value-type="float">
            <text:p>22269</text:p>
          </table:table-cell>
          <table:table-cell office:value-type="float" office:value="19020" calcext:value-type="float">
            <text:p>19020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1885)" xlink:type="simple">Artik</text:a>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Արթիկ</text:p>
          </table:table-cell>
          <table:table-cell office:value-type="float" office:value="16473" calcext:value-type="float">
            <text:p>16473</text:p>
          </table:table-cell>
          <table:table-cell office:value-type="float" office:value="25126" calcext:value-type="float">
            <text:p>25126</text:p>
          </table:table-cell>
          <table:table-cell office:value-type="float" office:value="17561" calcext:value-type="float">
            <text:p>17561</text:p>
          </table:table-cell>
          <table:table-cell office:value-type="float" office:value="19534" calcext:value-type="float">
            <text:p>19534</text:p>
          </table:table-cell>
          <table:table-cell office:value-type="float" office:value="17647" calcext:value-type="float">
            <text:p>17647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4871)" xlink:type="simple">Ashtarak</text:a>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Աշտարակ</text:p>
          </table:table-cell>
          <table:table-cell office:value-type="float" office:value="16362" calcext:value-type="float">
            <text:p>16362</text:p>
          </table:table-cell>
          <table:table-cell office:value-type="float" office:value="23623" calcext:value-type="float">
            <text:p>23623</text:p>
          </table:table-cell>
          <table:table-cell office:value-type="float" office:value="20636" calcext:value-type="float">
            <text:p>20636</text:p>
          </table:table-cell>
          <table:table-cell office:value-type="float" office:value="18834" calcext:value-type="float">
            <text:p>18834</text:p>
          </table:table-cell>
          <table:table-cell office:value-type="float" office:value="15686" calcext:value-type="float">
            <text:p>15686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25)" xlink:type="simple">Ayrum</text:a>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Այրում</text:p>
          </table:table-cell>
          <table:table-cell office:value-type="float" office:value="2252" calcext:value-type="float">
            <text:p>2252</text:p>
          </table:table-cell>
          <table:table-cell office:value-type="float" office:value="2620" calcext:value-type="float">
            <text:p>2620</text:p>
          </table:table-cell>
          <table:table-cell office:value-type="float" office:value="2351" calcext:value-type="float">
            <text:p>2351</text:p>
          </table:table-cell>
          <table:table-cell office:value-type="float" office:value="2126" calcext:value-type="float">
            <text:p>2126</text:p>
          </table:table-cell>
          <table:table-cell office:value-type="float" office:value="1740" calcext:value-type="float">
            <text:p>1740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4868)" xlink:type="simple">Berd</text:a>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Բերդ</text:p>
          </table:table-cell>
          <table:table-cell office:value-type="float" office:value="8527" calcext:value-type="float">
            <text:p>8527</text:p>
          </table:table-cell>
          <table:table-cell office:value-type="float" office:value="10368" calcext:value-type="float">
            <text:p>10368</text:p>
          </table:table-cell>
          <table:table-cell office:value-type="float" office:value="8810" calcext:value-type="float">
            <text:p>8810</text:p>
          </table:table-cell>
          <table:table-cell office:value-type="float" office:value="7957" calcext:value-type="float">
            <text:p>7957</text:p>
          </table:table-cell>
          <table:table-cell office:value-type="float" office:value="6899" calcext:value-type="float">
            <text:p>6899</text:p>
          </table:table-cell>
        </table:table-row>
        <table:table-row table:style-name="ro3">
          <table:table-cell office:value-type="string" calcext:value-type="string">
            <text:p/>
          </table:table-cell>
          <table:table-cell office:value-type="string" calcext:value-type="string">
            <text:p><text:a xlink:href="javascript:sym(29328)" xlink:type="simple">Byureghavan</text:a>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Բյուրեղավան</text:p>
          </table:table-cell>
          <table:table-cell office:value-type="float" office:value="5873" calcext:value-type="float">
            <text:p>5873</text:p>
          </table:table-cell>
          <table:table-cell office:value-type="float" office:value="10378" calcext:value-type="float">
            <text:p>10378</text:p>
          </table:table-cell>
          <table:table-cell office:value-type="float" office:value="8152" calcext:value-type="float">
            <text:p>8152</text:p>
          </table:table-cell>
          <table:table-cell office:value-type="float" office:value="9513" calcext:value-type="float">
            <text:p>9513</text:p>
          </table:table-cell>
          <table:table-cell office:value-type="float" office:value="10432" calcext:value-type="float">
            <text:p>10432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15)" xlink:type="simple">Chambarak</text:a>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Ճամբարակ</text:p>
          </table:table-cell>
          <table:table-cell office:value-type="float" office:value="6273" calcext:value-type="float">
            <text:p>6273</text:p>
          </table:table-cell>
          <table:table-cell office:value-type="float" office:value="7324" calcext:value-type="float">
            <text:p>7324</text:p>
          </table:table-cell>
          <table:table-cell office:value-type="float" office:value="6405" calcext:value-type="float">
            <text:p>6405</text:p>
          </table:table-cell>
          <table:table-cell office:value-type="float" office:value="5850" calcext:value-type="float">
            <text:p>5850</text:p>
          </table:table-cell>
          <table:table-cell office:value-type="float" office:value="5468" calcext:value-type="float">
            <text:p>5468</text:p>
          </table:table-cell>
        </table:table-row>
        <table:table-row table:style-name="ro3">
          <table:table-cell office:value-type="string" calcext:value-type="string">
            <text:p/>
          </table:table-cell>
          <table:table-cell office:value-type="string" calcext:value-type="string">
            <text:p><text:a xlink:href="javascript:sym(11886)" xlink:type="simple">Charentsavan</text:a>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Չարենցավան</text:p>
          </table:table-cell>
          <table:table-cell office:value-type="float" office:value="24808" calcext:value-type="float">
            <text:p>24808</text:p>
          </table:table-cell>
          <table:table-cell office:value-type="float" office:value="33900" calcext:value-type="float">
            <text:p>33900</text:p>
          </table:table-cell>
          <table:table-cell office:value-type="float" office:value="25039" calcext:value-type="float">
            <text:p>25039</text:p>
          </table:table-cell>
          <table:table-cell office:value-type="float" office:value="20363" calcext:value-type="float">
            <text:p>20363</text:p>
          </table:table-cell>
          <table:table-cell office:value-type="float" office:value="22071" calcext:value-type="float">
            <text:p>22071</text:p>
          </table:table-cell>
        </table:table-row>
        <table:table-row table:style-name="ro3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23)" xlink:type="simple">Dastakert</text:a>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Դաստակերտ</text:p>
          </table:table-cell>
          <table:table-cell office:value-type="float" office:value="655" calcext:value-type="float">
            <text:p>655</text:p>
          </table:table-cell>
          <table:table-cell office:value-type="float" office:value="326" calcext:value-type="float">
            <text:p>326</text:p>
          </table:table-cell>
          <table:table-cell office:value-type="float" office:value="287" calcext:value-type="float">
            <text:p>287</text:p>
          </table:table-cell>
          <table:table-cell office:value-type="float" office:value="323" calcext:value-type="float">
            <text:p>323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1887)" xlink:type="simple">Dilijan</text:a>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Դիլիջան</text:p>
          </table:table-cell>
          <table:table-cell office:value-type="float" office:value="20604" calcext:value-type="float">
            <text:p>20604</text:p>
          </table:table-cell>
          <table:table-cell office:value-type="float" office:value="23695" calcext:value-type="float">
            <text:p>23695</text:p>
          </table:table-cell>
          <table:table-cell office:value-type="float" office:value="16202" calcext:value-type="float">
            <text:p>16202</text:p>
          </table:table-cell>
          <table:table-cell office:value-type="float" office:value="17712" calcext:value-type="float">
            <text:p>17712</text:p>
          </table:table-cell>
          <table:table-cell office:value-type="float" office:value="15914" calcext:value-type="float">
            <text:p>159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javascript:sym(11891)" xlink:type="simple">Gavar</text:a> (Nor Bayazet, Kamo)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Գավառ</text:p>
          </table:table-cell>
          <table:table-cell office:value-type="float" office:value="23275" calcext:value-type="float">
            <text:p>23275</text:p>
          </table:table-cell>
          <table:table-cell office:value-type="float" office:value="31234" calcext:value-type="float">
            <text:p>31234</text:p>
          </table:table-cell>
          <table:table-cell office:value-type="float" office:value="26621" calcext:value-type="float">
            <text:p>26621</text:p>
          </table:table-cell>
          <table:table-cell office:value-type="float" office:value="20765" calcext:value-type="float">
            <text:p>20765</text:p>
          </table:table-cell>
          <table:table-cell office:value-type="float" office:value="17741" calcext:value-type="float">
            <text:p>17741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1888)" xlink:type="simple">Goris</text:a>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Գորիս</text:p>
          </table:table-cell>
          <table:table-cell office:value-type="float" office:value="17379" calcext:value-type="float">
            <text:p>17379</text:p>
          </table:table-cell>
          <table:table-cell office:value-type="float" office:value="23795" calcext:value-type="float">
            <text:p>23795</text:p>
          </table:table-cell>
          <table:table-cell office:value-type="float" office:value="23261" calcext:value-type="float">
            <text:p>23261</text:p>
          </table:table-cell>
          <table:table-cell office:value-type="float" office:value="20591" calcext:value-type="float">
            <text:p>20591</text:p>
          </table:table-cell>
          <table:table-cell office:value-type="float" office:value="17113" calcext:value-type="float">
            <text:p>171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javascript:sym(6594)" xlink:type="simple">Gyumri</text:a> (Kumajri, Leninakan)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Գյումրի</text:p>
          </table:table-cell>
          <table:table-cell office:value-type="float" office:value="206613" calcext:value-type="float">
            <text:p>206613</text:p>
          </table:table-cell>
          <table:table-cell office:value-type="float" office:value="122587" calcext:value-type="float">
            <text:p>122587</text:p>
          </table:table-cell>
          <table:table-cell office:value-type="float" office:value="150917" calcext:value-type="float">
            <text:p>150917</text:p>
          </table:table-cell>
          <table:table-cell office:value-type="float" office:value="121976" calcext:value-type="float">
            <text:p>121976</text:p>
          </table:table-cell>
          <table:table-cell office:value-type="float" office:value="112301" calcext:value-type="float">
            <text:p>112301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6595)" xlink:type="simple">Hrazdan</text:a>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Հրազդան</text:p>
          </table:table-cell>
          <table:table-cell office:value-type="float" office:value="41364" calcext:value-type="float">
            <text:p>41364</text:p>
          </table:table-cell>
          <table:table-cell office:value-type="float" office:value="60839" calcext:value-type="float">
            <text:p>60839</text:p>
          </table:table-cell>
          <table:table-cell office:value-type="float" office:value="52808" calcext:value-type="float">
            <text:p>52808</text:p>
          </table:table-cell>
          <table:table-cell office:value-type="float" office:value="41875" calcext:value-type="float">
            <text:p>41875</text:p>
          </table:table-cell>
          <table:table-cell office:value-type="float" office:value="44231" calcext:value-type="float">
            <text:p>44231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4862)" xlink:type="simple">Ijevan</text:a>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Իջևան</text:p>
          </table:table-cell>
          <table:table-cell office:value-type="float" office:value="15410" calcext:value-type="float">
            <text:p>15410</text:p>
          </table:table-cell>
          <table:table-cell office:value-type="float" office:value="18681" calcext:value-type="float">
            <text:p>18681</text:p>
          </table:table-cell>
          <table:table-cell office:value-type="float" office:value="20223" calcext:value-type="float">
            <text:p>20223</text:p>
          </table:table-cell>
          <table:table-cell office:value-type="float" office:value="21081" calcext:value-type="float">
            <text:p>21081</text:p>
          </table:table-cell>
          <table:table-cell office:value-type="float" office:value="18689" calcext:value-type="float">
            <text:p>18689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27)" xlink:type="simple">Jermuk</text:a>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Ջերմուկ</text:p>
          </table:table-cell>
          <table:table-cell office:value-type="float" office:value="5299" calcext:value-type="float">
            <text:p>5299</text:p>
          </table:table-cell>
          <table:table-cell office:value-type="float" office:value="9014" calcext:value-type="float">
            <text:p>9014</text:p>
          </table:table-cell>
          <table:table-cell office:value-type="float" office:value="5394" calcext:value-type="float">
            <text:p>5394</text:p>
          </table:table-cell>
          <table:table-cell office:value-type="float" office:value="4628" calcext:value-type="float">
            <text:p>4628</text:p>
          </table:table-cell>
          <table:table-cell office:value-type="float" office:value="3936" calcext:value-type="float">
            <text:p>3936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20)" xlink:type="simple">Kajaran</text:a>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Քաջարան</text:p>
          </table:table-cell>
          <table:table-cell office:value-type="float" office:value="8909" calcext:value-type="float">
            <text:p>8909</text:p>
          </table:table-cell>
          <table:table-cell office:value-type="float" office:value="7519" calcext:value-type="float">
            <text:p>7519</text:p>
          </table:table-cell>
          <table:table-cell office:value-type="float" office:value="8439" calcext:value-type="float">
            <text:p>8439</text:p>
          </table:table-cell>
          <table:table-cell office:value-type="float" office:value="7163" calcext:value-type="float">
            <text:p>7163</text:p>
          </table:table-cell>
          <table:table-cell office:value-type="float" office:value="6355" calcext:value-type="float">
            <text:p>6355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1890)" xlink:type="simple">Kapan</text:a>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Կապան</text:p>
          </table:table-cell>
          <table:table-cell office:value-type="float" office:value="35889" calcext:value-type="float">
            <text:p>35889</text:p>
          </table:table-cell>
          <table:table-cell office:value-type="float" office:value="42375" calcext:value-type="float">
            <text:p>42375</text:p>
          </table:table-cell>
          <table:table-cell office:value-type="float" office:value="45711" calcext:value-type="float">
            <text:p>45711</text:p>
          </table:table-cell>
          <table:table-cell office:value-type="float" office:value="43190" calcext:value-type="float">
            <text:p>43190</text:p>
          </table:table-cell>
          <table:table-cell office:value-type="float" office:value="32780" calcext:value-type="float">
            <text:p>32780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19)" xlink:type="simple">Maralik</text:a>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Մարալիկ</text:p>
          </table:table-cell>
          <table:table-cell office:value-type="float" office:value="4256" calcext:value-type="float">
            <text:p>4256</text:p>
          </table:table-cell>
          <table:table-cell office:value-type="float" office:value="7590" calcext:value-type="float">
            <text:p>7590</text:p>
          </table:table-cell>
          <table:table-cell office:value-type="float" office:value="5782" calcext:value-type="float">
            <text:p>5782</text:p>
          </table:table-cell>
          <table:table-cell office:value-type="float" office:value="5398" calcext:value-type="float">
            <text:p>5398</text:p>
          </table:table-cell>
          <table:table-cell office:value-type="float" office:value="5334" calcext:value-type="float">
            <text:p>5334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0327)" xlink:type="simple">Martuni</text:a>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Մարտունի</text:p>
          </table:table-cell>
          <table:table-cell office:value-type="float" office:value="9495" calcext:value-type="float">
            <text:p>9495</text:p>
          </table:table-cell>
          <table:table-cell office:value-type="float" office:value="13571" calcext:value-type="float">
            <text:p>13571</text:p>
          </table:table-cell>
          <table:table-cell office:value-type="float" office:value="11756" calcext:value-type="float">
            <text:p>11756</text:p>
          </table:table-cell>
          <table:table-cell office:value-type="float" office:value="12894" calcext:value-type="float">
            <text:p>12894</text:p>
          </table:table-cell>
          <table:table-cell office:value-type="float" office:value="11287" calcext:value-type="float">
            <text:p>11287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0332)" xlink:type="simple">Masis</text:a>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Մասիս</text:p>
          </table:table-cell>
          <table:table-cell office:value-type="float" office:value="12697" calcext:value-type="float">
            <text:p>12697</text:p>
          </table:table-cell>
          <table:table-cell office:value-type="float" office:value="22157" calcext:value-type="float">
            <text:p>22157</text:p>
          </table:table-cell>
          <table:table-cell office:value-type="float" office:value="21376" calcext:value-type="float">
            <text:p>21376</text:p>
          </table:table-cell>
          <table:table-cell office:value-type="float" office:value="20215" calcext:value-type="float">
            <text:p>20215</text:p>
          </table:table-cell>
          <table:table-cell office:value-type="float" office:value="20081" calcext:value-type="float">
            <text:p>20081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21)" xlink:type="simple">Meghri</text:a>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Մեղրի</text:p>
          </table:table-cell>
          <table:table-cell office:value-type="float" office:value="4190" calcext:value-type="float">
            <text:p>4190</text:p>
          </table:table-cell>
          <table:table-cell office:value-type="float" office:value="4670" calcext:value-type="float">
            <text:p>4670</text:p>
          </table:table-cell>
          <table:table-cell office:value-type="float" office:value="4805" calcext:value-type="float">
            <text:p>4805</text:p>
          </table:table-cell>
          <table:table-cell office:value-type="float" office:value="4580" calcext:value-type="float">
            <text:p>4580</text:p>
          </table:table-cell>
          <table:table-cell office:value-type="float" office:value="4159" calcext:value-type="float">
            <text:p>4159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0333)" xlink:type="simple">Metsamor</text:a>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Մեծամոր</text:p>
          </table:table-cell>
          <table:table-cell office:value-type="float" office:value="7883" calcext:value-type="float">
            <text:p>7883</text:p>
          </table:table-cell>
          <table:table-cell office:value-type="float" office:value="11959" calcext:value-type="float">
            <text:p>11959</text:p>
          </table:table-cell>
          <table:table-cell office:value-type="float" office:value="9870" calcext:value-type="float">
            <text:p>9870</text:p>
          </table:table-cell>
          <table:table-cell office:value-type="float" office:value="9191" calcext:value-type="float">
            <text:p>9191</text:p>
          </table:table-cell>
          <table:table-cell office:value-type="float" office:value="8472" calcext:value-type="float">
            <text:p>8472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0331)" xlink:type="simple">Nor Hachen</text:a>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Նոր Հաճն</text:p>
          </table:table-cell>
          <table:table-cell office:value-type="float" office:value="2190" calcext:value-type="float">
            <text:p>2190</text:p>
          </table:table-cell>
          <table:table-cell office:value-type="float" office:value="11091" calcext:value-type="float">
            <text:p>11091</text:p>
          </table:table-cell>
          <table:table-cell office:value-type="float" office:value="10168" calcext:value-type="float">
            <text:p>10168</text:p>
          </table:table-cell>
          <table:table-cell office:value-type="float" office:value="9307" calcext:value-type="float">
            <text:p>9307</text:p>
          </table:table-cell>
          <table:table-cell office:value-type="float" office:value="9816" calcext:value-type="float">
            <text:p>9816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24)" xlink:type="simple">Noyemberyan</text:a>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Նոյեմբերյան</text:p>
          </table:table-cell>
          <table:table-cell office:value-type="float" office:value="5052" calcext:value-type="float">
            <text:p>5052</text:p>
          </table:table-cell>
          <table:table-cell office:value-type="float" office:value="6116" calcext:value-type="float">
            <text:p>6116</text:p>
          </table:table-cell>
          <table:table-cell office:value-type="float" office:value="5486" calcext:value-type="float">
            <text:p>5486</text:p>
          </table:table-cell>
          <table:table-cell office:value-type="float" office:value="5310" calcext:value-type="float">
            <text:p>5310</text:p>
          </table:table-cell>
          <table:table-cell office:value-type="float" office:value="4273" calcext:value-type="float">
            <text:p>4273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1892)" xlink:type="simple">Sevan</text:a>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Սևան</text:p>
          </table:table-cell>
          <table:table-cell office:value-type="float" office:value="20492" calcext:value-type="float">
            <text:p>20492</text:p>
          </table:table-cell>
          <table:table-cell office:value-type="float" office:value="26951" calcext:value-type="float">
            <text:p>26951</text:p>
          </table:table-cell>
          <table:table-cell office:value-type="float" office:value="21422" calcext:value-type="float">
            <text:p>21422</text:p>
          </table:table-cell>
          <table:table-cell office:value-type="float" office:value="19229" calcext:value-type="float">
            <text:p>19229</text:p>
          </table:table-cell>
          <table:table-cell office:value-type="float" office:value="18705" calcext:value-type="float">
            <text:p>18705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28)" xlink:type="simple">Shamlugh</text:a>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Շամլուղ</text:p>
          </table:table-cell>
          <table:table-cell office:value-type="float" office:value="1891" calcext:value-type="float">
            <text:p>1891</text:p>
          </table:table-cell>
          <table:table-cell office:value-type="float" office:value="1516" calcext:value-type="float">
            <text:p>1516</text:p>
          </table:table-cell>
          <table:table-cell office:value-type="float" office:value="753" calcext:value-type="float">
            <text:p>753</text:p>
          </table:table-cell>
          <table:table-cell office:value-type="float" office:value="700" calcext:value-type="float">
            <text:p>700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4864)" xlink:type="simple">Sisian</text:a>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Սիսիան</text:p>
          </table:table-cell>
          <table:table-cell office:value-type="float" office:value="10597" calcext:value-type="float">
            <text:p>10597</text:p>
          </table:table-cell>
          <table:table-cell office:value-type="float" office:value="15292" calcext:value-type="float">
            <text:p>15292</text:p>
          </table:table-cell>
          <table:table-cell office:value-type="float" office:value="16843" calcext:value-type="float">
            <text:p>16843</text:p>
          </table:table-cell>
          <table:table-cell office:value-type="float" office:value="14894" calcext:value-type="float">
            <text:p>14894</text:p>
          </table:table-cell>
          <table:table-cell office:value-type="float" office:value="13179" calcext:value-type="float">
            <text:p>13179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0328)" xlink:type="simple">Spitak</text:a>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Սպիտակ</text:p>
          </table:table-cell>
          <table:table-cell office:value-type="float" office:value="14591" calcext:value-type="float">
            <text:p>14591</text:p>
          </table:table-cell>
          <table:table-cell office:value-type="float" office:value="3740" calcext:value-type="float">
            <text:p>3740</text:p>
          </table:table-cell>
          <table:table-cell office:value-type="float" office:value="14984" calcext:value-type="float">
            <text:p>14984</text:p>
          </table:table-cell>
          <table:table-cell office:value-type="float" office:value="12881" calcext:value-type="float">
            <text:p>12881</text:p>
          </table:table-cell>
          <table:table-cell office:value-type="float" office:value="13133" calcext:value-type="float">
            <text:p>13133</text:p>
          </table:table-cell>
        </table:table-row>
        <table:table-row table:style-name="ro3">
          <table:table-cell office:value-type="string" calcext:value-type="string">
            <text:p/>
          </table:table-cell>
          <table:table-cell office:value-type="string" calcext:value-type="string">
            <text:p><text:a xlink:href="javascript:sym(20329)" xlink:type="simple">Stepanavan</text:a>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Ստեփանավան</text:p>
          </table:table-cell>
          <table:table-cell office:value-type="float" office:value="16494" calcext:value-type="float">
            <text:p>16494</text:p>
          </table:table-cell>
          <table:table-cell office:value-type="float" office:value="9471" calcext:value-type="float">
            <text:p>9471</text:p>
          </table:table-cell>
          <table:table-cell office:value-type="float" office:value="16299" calcext:value-type="float">
            <text:p>16299</text:p>
          </table:table-cell>
          <table:table-cell office:value-type="float" office:value="13086" calcext:value-type="float">
            <text:p>13086</text:p>
          </table:table-cell>
          <table:table-cell office:value-type="float" office:value="11982" calcext:value-type="float">
            <text:p>11982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14)" xlink:type="simple">Talin</text:a>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Թալին</text:p>
          </table:table-cell>
          <table:table-cell office:value-type="float" office:value="4651" calcext:value-type="float">
            <text:p>4651</text:p>
          </table:table-cell>
          <table:table-cell office:value-type="float" office:value="6675" calcext:value-type="float">
            <text:p>6675</text:p>
          </table:table-cell>
          <table:table-cell office:value-type="float" office:value="5614" calcext:value-type="float">
            <text:p>5614</text:p>
          </table:table-cell>
          <table:table-cell office:value-type="float" office:value="5310" calcext:value-type="float">
            <text:p>5310</text:p>
          </table:table-cell>
          <table:table-cell office:value-type="float" office:value="3904" calcext:value-type="float">
            <text:p>3904</text:p>
          </table:table-cell>
        </table:table-row>
        <table:table-row table:style-name="ro3">
          <table:table-cell office:value-type="string" calcext:value-type="string">
            <text:p/>
          </table:table-cell>
          <table:table-cell office:value-type="string" calcext:value-type="string">
            <text:p><text:a xlink:href="javascript:sym(20334)" xlink:type="simple">Tashir</text:a> (Kalinino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Տաշիր</text:p>
          </table:table-cell>
          <table:table-cell office:value-type="float" office:value="9635" calcext:value-type="float">
            <text:p>9635</text:p>
          </table:table-cell>
          <table:table-cell office:value-type="float" office:value="10463" calcext:value-type="float">
            <text:p>10463</text:p>
          </table:table-cell>
          <table:table-cell office:value-type="float" office:value="9538" calcext:value-type="float">
            <text:p>9538</text:p>
          </table:table-cell>
          <table:table-cell office:value-type="float" office:value="7773" calcext:value-type="float">
            <text:p>7773</text:p>
          </table:table-cell>
          <table:table-cell office:value-type="float" office:value="7424" calcext:value-type="float">
            <text:p>7424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16)" xlink:type="simple">Tsaghkadzor</text:a>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Ծաղկաձոր</text:p>
          </table:table-cell>
          <table:table-cell office:value-type="float" office:value="2024" calcext:value-type="float">
            <text:p>2024</text:p>
          </table:table-cell>
          <table:table-cell office:value-type="float" office:value="3350" calcext:value-type="float">
            <text:p>3350</text:p>
          </table:table-cell>
          <table:table-cell office:value-type="float" office:value="1618" calcext:value-type="float">
            <text:p>1618</text:p>
          </table:table-cell>
          <table:table-cell office:value-type="float" office:value="1256" calcext:value-type="float">
            <text:p>1256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18)" xlink:type="simple">Tumanyan</text:a>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Թումանյան</text:p>
          </table:table-cell>
          <table:table-cell office:value-type="float" office:value="1999" calcext:value-type="float">
            <text:p>1999</text:p>
          </table:table-cell>
          <table:table-cell office:value-type="float" office:value="2584" calcext:value-type="float">
            <text:p>2584</text:p>
          </table:table-cell>
          <table:table-cell office:value-type="float" office:value="1909" calcext:value-type="float">
            <text:p>1909</text:p>
          </table:table-cell>
          <table:table-cell office:value-type="float" office:value="1710" calcext:value-type="float">
            <text:p>1710</text:p>
          </table:table-cell>
          <table:table-cell office:value-type="float" office:value="1414" calcext:value-type="float">
            <text:p>1414</text:p>
          </table:table-cell>
        </table:table-row>
        <table:table-row table:style-name="ro3">
          <table:table-cell office:value-type="string" calcext:value-type="string">
            <text:p/>
          </table:table-cell>
          <table:table-cell office:value-type="string" calcext:value-type="string">
            <text:p><text:a xlink:href="javascript:sym(6591)" xlink:type="simple">Vagharshapat</text:a> (Ejmiatsin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Վաղարշապատ</text:p>
          </table:table-cell>
          <table:table-cell office:value-type="float" office:value="44040" calcext:value-type="float">
            <text:p>44040</text:p>
          </table:table-cell>
          <table:table-cell office:value-type="float" office:value="60540" calcext:value-type="float">
            <text:p>60540</text:p>
          </table:table-cell>
          <table:table-cell office:value-type="float" office:value="56388" calcext:value-type="float">
            <text:p>56388</text:p>
          </table:table-cell>
          <table:table-cell office:value-type="float" office:value="46540" calcext:value-type="float">
            <text:p>46540</text:p>
          </table:table-cell>
          <table:table-cell office:value-type="float" office:value="44837" calcext:value-type="float">
            <text:p>44837</text:p>
          </table:table-cell>
        </table:table-row>
        <table:table-row table:style-name="ro3">
          <table:table-cell office:value-type="string" calcext:value-type="string">
            <text:p/>
          </table:table-cell>
          <table:table-cell office:value-type="string" calcext:value-type="string">
            <text:p><text:a xlink:href="javascript:sym(6593)" xlink:type="simple">Vanadzor</text:a> (Kirovakan)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Վանաձոր</text:p>
          </table:table-cell>
          <table:table-cell office:value-type="float" office:value="146036" calcext:value-type="float">
            <text:p>146036</text:p>
          </table:table-cell>
          <table:table-cell office:value-type="float" office:value="75616" calcext:value-type="float">
            <text:p>75616</text:p>
          </table:table-cell>
          <table:table-cell office:value-type="float" office:value="107394" calcext:value-type="float">
            <text:p>107394</text:p>
          </table:table-cell>
          <table:table-cell office:value-type="float" office:value="86199" calcext:value-type="float">
            <text:p>86199</text:p>
          </table:table-cell>
          <table:table-cell office:value-type="float" office:value="75186" calcext:value-type="float">
            <text:p>75186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4865)" xlink:type="simple">Vardenis</text:a>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Վարդենիս</text:p>
          </table:table-cell>
          <table:table-cell office:value-type="float" office:value="11343" calcext:value-type="float">
            <text:p>11343</text:p>
          </table:table-cell>
          <table:table-cell office:value-type="float" office:value="13905" calcext:value-type="float">
            <text:p>13905</text:p>
          </table:table-cell>
          <table:table-cell office:value-type="float" office:value="12753" calcext:value-type="float">
            <text:p>12753</text:p>
          </table:table-cell>
          <table:table-cell office:value-type="float" office:value="12685" calcext:value-type="float">
            <text:p>12685</text:p>
          </table:table-cell>
          <table:table-cell office:value-type="float" office:value="12466" calcext:value-type="float">
            <text:p>12466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34226)" xlink:type="simple">Vayk</text:a>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Վայք</text:p>
          </table:table-cell>
          <table:table-cell office:value-type="float" office:value="4644" calcext:value-type="float">
            <text:p>4644</text:p>
          </table:table-cell>
          <table:table-cell office:value-type="float" office:value="6550" calcext:value-type="float">
            <text:p>6550</text:p>
          </table:table-cell>
          <table:table-cell office:value-type="float" office:value="6024" calcext:value-type="float">
            <text:p>6024</text:p>
          </table:table-cell>
          <table:table-cell office:value-type="float" office:value="5877" calcext:value-type="float">
            <text:p>5877</text:p>
          </table:table-cell>
          <table:table-cell office:value-type="float" office:value="5356" calcext:value-type="float">
            <text:p>5356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0326)" xlink:type="simple">Vedi</text:a>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Վեդի</text:p>
          </table:table-cell>
          <table:table-cell office:value-type="float" office:value="7793" calcext:value-type="float">
            <text:p>7793</text:p>
          </table:table-cell>
          <table:table-cell office:value-type="float" office:value="10757" calcext:value-type="float">
            <text:p>10757</text:p>
          </table:table-cell>
          <table:table-cell office:value-type="float" office:value="12963" calcext:value-type="float">
            <text:p>12963</text:p>
          </table:table-cell>
          <table:table-cell office:value-type="float" office:value="11384" calcext:value-type="float">
            <text:p>11384</text:p>
          </table:table-cell>
          <table:table-cell office:value-type="float" office:value="11066" calcext:value-type="float">
            <text:p>11066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14872)" xlink:type="simple">Yeghegnadzor</text:a>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Եղեգնաձոր</text:p>
          </table:table-cell>
          <table:table-cell office:value-type="float" office:value="6847" calcext:value-type="float">
            <text:p>6847</text:p>
          </table:table-cell>
          <table:table-cell office:value-type="float" office:value="10283" calcext:value-type="float">
            <text:p>10283</text:p>
          </table:table-cell>
          <table:table-cell office:value-type="float" office:value="8187" calcext:value-type="float">
            <text:p>8187</text:p>
          </table:table-cell>
          <table:table-cell office:value-type="float" office:value="7944" calcext:value-type="float">
            <text:p>7944</text:p>
          </table:table-cell>
          <table:table-cell office:value-type="float" office:value="6912" calcext:value-type="float">
            <text:p>6912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0330)" xlink:type="simple">Yeghvard</text:a>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Եղվարդ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627" calcext:value-type="float">
            <text:p>11627</text:p>
          </table:table-cell>
          <table:table-cell office:value-type="float" office:value="11672" calcext:value-type="float">
            <text:p>11672</text:p>
          </table:table-cell>
          <table:table-cell office:value-type="float" office:value="12279" calcext:value-type="float">
            <text:p>12279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6592)" xlink:type="simple">Yerevan</text:a>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Երևան</text:p>
          </table:table-cell>
          <table:table-cell office:value-type="float" office:value="1019213" calcext:value-type="float">
            <text:p>1019213</text:p>
          </table:table-cell>
          <table:table-cell office:value-type="float" office:value="1201539" calcext:value-type="float">
            <text:p>1201539</text:p>
          </table:table-cell>
          <table:table-cell office:value-type="float" office:value="1103488" calcext:value-type="float">
            <text:p>1103488</text:p>
          </table:table-cell>
          <table:table-cell office:value-type="float" office:value="1060138" calcext:value-type="float">
            <text:p>1060138</text:p>
          </table:table-cell>
          <table:table-cell office:value-type="float" office:value="1086677" calcext:value-type="float">
            <text:p>1086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59:00.863979000</meta:creation-date>
    <dc:date>2025-04-17T07:59:07.712053000</dc:date>
    <meta:editing-duration>PT7S</meta:editing-duration>
    <meta:editing-cycles>1</meta:editing-cycles>
    <meta:document-statistic meta:table-count="1" meta:cell-count="449" meta:object-count="0"/>
    <meta:generator>LibreOffice/25.2.2.2$Windows_X86_64 LibreOffice_project/7370d4be9e3cf6031a51beef54ff3bda878e3fac</meta:generator>
  </office:meta>
</office:document-meta>
</file>